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Impl.Attribute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removeAttribute(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Impl.removeAttribut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Impl.AttributesImpl(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addCDATAAttribute( String uri , String localName , String q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addCDATAAttribute( String namespace ,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addCDATAAttribute(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